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4D000001409B2D214D.png"/>
  <manifest:file-entry manifest:media-type="image/png" manifest:full-path="Pictures/100002010000014D000001401B11B71A.png"/>
  <manifest:file-entry manifest:media-type="image/png" manifest:full-path="Pictures/100002010000014D00000140E5224415.png"/>
  <manifest:file-entry manifest:media-type="image/png" manifest:full-path="Pictures/100002010000014D0000014047DC05AD.png"/>
  <manifest:file-entry manifest:media-type="image/png" manifest:full-path="Pictures/100002010000014D000001404A453B6A.png"/>
  <manifest:file-entry manifest:media-type="image/png" manifest:full-path="Pictures/100002010000014D00000140491F469D.png"/>
  <manifest:file-entry manifest:media-type="image/png" manifest:full-path="Pictures/100002010000014D000001403809AB5F.png"/>
  <manifest:file-entry manifest:media-type="image/png" manifest:full-path="Pictures/100002010000014D00000140C5D3344E.png"/>
  <manifest:file-entry manifest:media-type="image/png" manifest:full-path="Pictures/100002010000014D00000140E2C49578.png"/>
  <manifest:file-entry manifest:media-type="image/png" manifest:full-path="Pictures/100002010000014D00000140D024A3CD.png"/>
  <manifest:file-entry manifest:media-type="image/png" manifest:full-path="Pictures/100002010000014D0000014045AD8CEB.png"/>
  <manifest:file-entry manifest:media-type="image/png" manifest:full-path="Pictures/100002010000014D00000140FF5830C5.png"/>
  <manifest:file-entry manifest:media-type="image/png" manifest:full-path="Pictures/100002010000014D000001402E4381C0.png"/>
  <manifest:file-entry manifest:media-type="image/png" manifest:full-path="Pictures/100002010000014D00000140D3151541.png"/>
  <manifest:file-entry manifest:media-type="image/png" manifest:full-path="Pictures/100002010000014D000001400A55D98C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40pt" style:font-size-asian="40pt" style:font-size-complex="40pt"/>
    </style:style>
    <style:style style:name="T1" style:family="text">
      <style:text-properties fo:font-family="'Times New Roman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9.754cm" svg:x="1.24cm" svg:y="3.34cm">
          <draw:image xlink:href="Pictures/100002010000014D00000140491F469D.png" xlink:type="simple" xlink:show="embed" xlink:actuate="onLoad">
            <text:p/>
          </draw:image>
        </draw:frame>
        <draw:frame draw:style-name="gr1" draw:text-style-name="P1" draw:layer="layout" svg:width="10.16cm" svg:height="9.754cm" svg:x="21.46cm" svg:y="3.34cm">
          <draw:image xlink:href="Pictures/100002010000014D000001400A55D98C.png" xlink:type="simple" xlink:show="embed" xlink:actuate="onLoad">
            <text:p/>
          </draw:image>
        </draw:frame>
        <draw:frame draw:style-name="gr1" draw:text-style-name="P1" draw:layer="layout" svg:width="10.16cm" svg:height="9.754cm" svg:x="11.3cm" svg:y="3.34cm">
          <draw:image xlink:href="Pictures/100002010000014D000001402E4381C0.png" xlink:type="simple" xlink:show="embed" xlink:actuate="onLoad">
            <text:p/>
          </draw:image>
        </draw:frame>
        <draw:frame draw:style-name="gr1" draw:text-style-name="P1" draw:layer="layout" svg:width="10.16cm" svg:height="9.754cm" svg:x="31.52cm" svg:y="3.34cm">
          <draw:image xlink:href="Pictures/100002010000014D00000140D024A3CD.png" xlink:type="simple" xlink:show="embed" xlink:actuate="onLoad">
            <text:p/>
          </draw:image>
        </draw:frame>
        <draw:frame draw:style-name="gr1" draw:text-style-name="P1" draw:layer="layout" svg:width="10.16cm" svg:height="9.754cm" svg:x="41.58cm" svg:y="3.34cm">
          <draw:image xlink:href="Pictures/100002010000014D00000140C5D3344E.png" xlink:type="simple" xlink:show="embed" xlink:actuate="onLoad">
            <text:p/>
          </draw:image>
        </draw:frame>
        <draw:frame draw:style-name="gr2" draw:text-style-name="P2" draw:layer="layout" svg:width="10.033cm" svg:height="1.901cm" svg:x="1.259cm" svg:y="0.766cm">
          <draw:text-box>
            <text:p text:style-name="P2"><text:span text:style-name="T1">CUMC12</text:span></text:p>
          </draw:text-box>
        </draw:frame>
        <draw:frame draw:style-name="gr2" draw:text-style-name="P2" draw:layer="layout" svg:width="10.033cm" svg:height="1.901cm" svg:x="11.304cm" svg:y="0.766cm">
          <draw:text-box>
            <text:p text:style-name="P2"><text:span text:style-name="T1">IBSR18</text:span></text:p>
          </draw:text-box>
        </draw:frame>
        <draw:frame draw:style-name="gr2" draw:text-style-name="P2" draw:layer="layout" svg:width="10.033cm" svg:height="1.901cm" svg:x="21.348cm" svg:y="0.766cm">
          <draw:text-box>
            <text:p text:style-name="P2"><text:span text:style-name="T1">LPBA40</text:span></text:p>
          </draw:text-box>
        </draw:frame>
        <draw:frame draw:style-name="gr2" draw:text-style-name="P2" draw:layer="layout" svg:width="10.033cm" svg:height="1.901cm" svg:x="31.393cm" svg:y="0.766cm">
          <draw:text-box>
            <text:p text:style-name="P2"><text:span text:style-name="T1">MGH10</text:span></text:p>
          </draw:text-box>
        </draw:frame>
        <draw:frame draw:style-name="gr2" draw:text-style-name="P2" draw:layer="layout" svg:width="10.033cm" svg:height="1.901cm" svg:x="41.437cm" svg:y="0.766cm">
          <draw:text-box>
            <text:p text:style-name="P2"><text:span text:style-name="T1">MAL35</text:span></text:p>
          </draw:text-box>
        </draw:frame>
        <draw:frame draw:style-name="gr1" draw:text-style-name="P1" draw:layer="layout" svg:width="10.16cm" svg:height="9.754cm" svg:x="1.17cm" svg:y="13.219cm">
          <draw:image xlink:href="Pictures/100002010000014D000001401B11B71A.png" xlink:type="simple" xlink:show="embed" xlink:actuate="onLoad">
            <text:p/>
          </draw:image>
        </draw:frame>
        <draw:frame draw:style-name="gr1" draw:text-style-name="P1" draw:layer="layout" svg:width="10.16cm" svg:height="9.754cm" svg:x="11.292cm" svg:y="13.219cm">
          <draw:image xlink:href="Pictures/100002010000014D00000140E5224415.png" xlink:type="simple" xlink:show="embed" xlink:actuate="onLoad">
            <text:p/>
          </draw:image>
        </draw:frame>
        <draw:frame draw:style-name="gr1" draw:text-style-name="P1" draw:layer="layout" svg:width="10.16cm" svg:height="9.754cm" svg:x="21.413cm" svg:y="13.219cm">
          <draw:image xlink:href="Pictures/100002010000014D0000014045AD8CEB.png" xlink:type="simple" xlink:show="embed" xlink:actuate="onLoad">
            <text:p/>
          </draw:image>
        </draw:frame>
        <draw:frame draw:style-name="gr1" draw:text-style-name="P1" draw:layer="layout" svg:width="10.16cm" svg:height="9.754cm" svg:x="31.535cm" svg:y="13.219cm">
          <draw:image xlink:href="Pictures/100002010000014D000001403809AB5F.png" xlink:type="simple" xlink:show="embed" xlink:actuate="onLoad">
            <text:p/>
          </draw:image>
        </draw:frame>
        <draw:frame draw:style-name="gr1" draw:text-style-name="P1" draw:layer="layout" svg:width="10.16cm" svg:height="9.754cm" svg:x="41.656cm" svg:y="13.219cm">
          <draw:image xlink:href="Pictures/100002010000014D0000014047DC05AD.png" xlink:type="simple" xlink:show="embed" xlink:actuate="onLoad">
            <text:p/>
          </draw:image>
        </draw:frame>
        <draw:frame draw:style-name="gr1" draw:text-style-name="P1" draw:layer="layout" svg:width="10.16cm" svg:height="9.754cm" svg:x="1.143cm" svg:y="22.988cm">
          <draw:image xlink:href="Pictures/100002010000014D000001409B2D214D.png" xlink:type="simple" xlink:show="embed" xlink:actuate="onLoad">
            <text:p/>
          </draw:image>
        </draw:frame>
        <draw:frame draw:style-name="gr1" draw:text-style-name="P1" draw:layer="layout" svg:width="10.16cm" svg:height="9.754cm" svg:x="12.319cm" svg:y="22.988cm">
          <draw:image xlink:href="Pictures/100002010000014D00000140FF5830C5.png" xlink:type="simple" xlink:show="embed" xlink:actuate="onLoad">
            <text:p/>
          </draw:image>
        </draw:frame>
        <draw:frame draw:style-name="gr1" draw:text-style-name="P1" draw:layer="layout" svg:width="10.16cm" svg:height="9.754cm" svg:x="21.844cm" svg:y="22.988cm">
          <draw:image xlink:href="Pictures/100002010000014D000001404A453B6A.png" xlink:type="simple" xlink:show="embed" xlink:actuate="onLoad">
            <text:p/>
          </draw:image>
        </draw:frame>
        <draw:frame draw:style-name="gr1" draw:text-style-name="P1" draw:layer="layout" svg:width="10.16cm" svg:height="9.754cm" svg:x="31.369cm" svg:y="22.988cm">
          <draw:image xlink:href="Pictures/100002010000014D00000140D3151541.png" xlink:type="simple" xlink:show="embed" xlink:actuate="onLoad">
            <text:p/>
          </draw:image>
        </draw:frame>
        <draw:frame draw:style-name="gr1" draw:text-style-name="P1" draw:layer="layout" svg:width="10.16cm" svg:height="9.754cm" svg:x="41.91cm" svg:y="22.988cm">
          <draw:image xlink:href="Pictures/100002010000014D00000140E2C495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3.34cm" fo:page-height="33.02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Tustison</meta:initial-creator>
    <meta:creation-date>2013-10-15T18:06:24</meta:creation-date>
    <dc:date>2013-10-15T18:36:59</dc:date>
    <dc:creator>Nick Tustison</dc:creator>
    <meta:editing-duration>PT15M25S</meta:editing-duration>
    <meta:editing-cycles>2</meta:editing-cycles>
    <meta:generator>OpenOffice/4.0.1$Unix OpenOffice.org_project/401m5$Build-9714</meta:generator>
    <meta:document-statistic meta:object-count="20"/>
  </office:meta>
</office:document-meta>
</file>